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1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8976in" svg:height="3.5429in" svg:x="1.2126in" svg:y="4.5933in">
            <draw:object draw:notify-on-update-of-ranges="Sheet1.A1:Sheet1.A1 Sheet1.A2:Sheet1.A21 Sheet1.B1:Sheet1.B1 Sheet1.B2:Sheet1.B21 Sheet1.C1:Sheet1.C1 Sheet1.C2:Sheet1.C21 Sheet1.D1:Sheet1.D1 Sheet1.D2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umber of mutations</text:p>
          </table:table-cell>
          <table:table-cell office:value-type="string" calcext:value-type="string">
            <text:p>only domain-specific</text:p>
          </table:table-cell>
          <table:table-cell office:value-type="string" calcext:value-type="string">
            <text:p>only domain-independent</text:p>
          </table:table-cell>
          <table:table-cell office:value-type="string" calcext:value-type="string">
            <text:p>50:50 mix</text:p>
          </table:table-cell>
          <table:table-cell/>
          <table:table-cell office:value-type="string" calcext:value-type="string">
            <text:p>displays the average number of tries to generate a valid mutant (empty contract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45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.45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55" calcext:value-type="float">
            <text:p>6.55</text:p>
          </table:table-cell>
          <table:table-cell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05" calcext:value-type="float">
            <text:p>8.05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office:value-type="float" office:value="4.75" calcext:value-type="float">
            <text:p>4.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office:value-type="float" office:value="5.15" calcext:value-type="float">
            <text:p>5.1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.05" calcext:value-type="float">
            <text:p>24.0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46:56.659180185</meta:creation-date>
    <dc:date>2024-02-28T13:48:56.932609951</dc:date>
    <meta:editing-duration>PT28M58S</meta:editing-duration>
    <meta:editing-cycles>4</meta:editing-cycles>
    <meta:generator>LibreOffice/7.3.7.2$Linux_X86_64 LibreOffice_project/30$Build-2</meta:generator>
    <meta:document-statistic meta:table-count="1" meta:cell-count="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1d41a" draw:fill-color="#81d41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bf0041" draw:fill-color="#bf004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01cm" svg:height="9cm" xlink:href=".." xlink:type="simple" chart:class="chart:line" chart:style-name="ch1">
        <chart:legend chart:legend-position="end" svg:x="18.036cm" svg:y="3.703cm" style:legend-expansion="high" chart:style-name="ch2"/>
        <chart:plot-area chart:style-name="ch3" table:cell-range-address="Sheet1.A1:Sheet1.D21" chart:data-source-has-labels="both" svg:x="0.452cm" svg:y="0.18cm" svg:width="17.132cm" svg:height="8.64cm">
          <chart:coordinate-region svg:x="1.073cm" svg:y="0.379cm" svg:width="16.324cm" svg:height="7.794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1" chart:label-cell-address="Sheet1.B1:Sheet1.B1" chart:class="chart:line">
            <chart:data-point chart:repeated="20"/>
          </chart:series>
          <chart:series chart:style-name="ch8" chart:values-cell-range-address="Sheet1.C2:Sheet1.C21" chart:label-cell-address="Sheet1.C1:Sheet1.C1" chart:class="chart:line">
            <chart:data-point chart:repeated="20"/>
          </chart:series>
          <chart:series chart:style-name="ch9" chart:values-cell-range-address="Sheet1.D2:Sheet1.D21" chart:label-cell-address="Sheet1.D1:Sheet1.D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ly domain-specific</text:p>
                <draw:g>
                  <svg:desc>Sheet1.B1:Sheet1.B1</svg:desc>
                </draw:g>
              </table:table-cell>
              <table:table-cell office:value-type="string">
                <text:p>only domain-independent</text:p>
                <draw:g>
                  <svg:desc>Sheet1.C1:Sheet1.C1</svg:desc>
                </draw:g>
              </table:table-cell>
              <table:table-cell office:value-type="string">
                <text:p>50:50 mix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1.3">
                <text:p>1.3</text:p>
                <draw:g>
                  <svg:desc>Sheet1.C2:Sheet1.C21</svg:desc>
                </draw:g>
              </table:table-cell>
              <table:table-cell office:value-type="float" office:value="1.05">
                <text:p>1.05</text:p>
                <draw:g>
                  <svg:desc>Sheet1.D2:Sheet1.D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.15">
                <text:p>3.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.55">
                <text:p>6.5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.2">
                <text:p>6.2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.05">
                <text:p>8.0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.7">
                <text:p>10.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.7">
                <text:p>14.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2.9">
                <text:p>12.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.9">
                <text:p>10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6.1">
                <text:p>26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.05">
                <text:p>24.0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